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Luxi-sans, 'Nimbus Sans L', sans-serif"/>
    <style:font-face style:name="Monaco" svg:font-family="Monaco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35183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normal" officeooo:rsid="00035183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555555" style:font-name="Monaco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tran function list</text:p>
      <text:p text:style-name="Text_20_body"><text:span text:style-name="T1">READ: the read <text:s/>statement reads data from a file or the keyboard to items in the list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Luxi-sans, 'Nimbus Sans L', sans-serif"/>
    <style:font-face style:name="Monaco" svg:font-family="Monaco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20:33:53.362189539</meta:creation-date>
    <dc:date>2015-03-23T20:35:56.553886375</dc:date>
    <meta:editing-duration>PT1M3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20" meta:character-count="107" meta:non-whitespace-character-count="88"/>
  </office:meta>
</office:document-meta>
</file>